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fo:background-color="#f6f9d4" style:font-weight-asian="bold" style:font-weight-complex="bold"/>
    </style:style>
    <style:style style:name="P2" style:family="paragraph" style:parent-style-name="Standard">
      <style:text-properties officeooo:paragraph-rsid="004ee545"/>
    </style:style>
    <style:style style:name="P3" style:family="paragraph" style:parent-style-name="Standard">
      <style:text-properties fo:color="#000000" loext:opacity="100%" fo:font-size="12pt" fo:font-weight="normal" officeooo:rsid="0044ab1e" officeooo:paragraph-rsid="004aac91" fo:background-color="#f6f9d4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2pt" fo:font-weight="normal" officeooo:rsid="0044ab1e" officeooo:paragraph-rsid="00db67df" fo:background-color="#f6f9d4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Standard">
      <style:text-properties fo:color="#000000" loext:opacity="100%" fo:font-size="12pt" fo:font-weight="normal" officeooo:rsid="0044ab1e" officeooo:paragraph-rsid="00db67df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text-properties fo:background-color="#f6f9d4"/>
    </style:style>
    <style:style style:name="P8" style:family="paragraph" style:parent-style-name="Standard">
      <style:text-properties officeooo:paragraph-rsid="0044ab1e"/>
    </style:style>
    <style:style style:name="T1" style:family="text">
      <style:text-properties fo:font-weight="bold" fo:background-color="#f6f9d4" loext:char-shading-value="0" style:font-weight-asian="bold" style:font-weight-complex="bold"/>
    </style:style>
    <style:style style:name="T2" style:family="text">
      <style:text-properties officeooo:rsid="0047ab19"/>
    </style:style>
    <style:style style:name="T3" style:family="text">
      <style:text-properties fo:color="#000000" loext:opacity="100%" officeooo:rsid="0047ab19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db67df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(base) user@userevgeny:~/yolov5$ conda create -n yolo5 python=3.10</text:p>
      <text:p text:style-name="Standard">(base) user@userevgeny:~/yolov5$ conda activate yolo5</text:p>
      <text:p text:style-name="Standard">(yolo5) user@userevgeny:~/yolov5$ </text:p>
      <text:p text:style-name="Standard"/>
      <text:p text:style-name="P5"><text:bookmark text:name="__code_8"/><text:span text:style-name="Source_20_Text">git clone https://github.com/ultralytics/yolov5 </text:span></text:p>
      <text:p text:style-name="Preformatted_20_Text"><text:bookmark text:name="__code_81"/><text:span text:style-name="Source_20_Text">cd yolov5</text:span></text:p>
      <text:p text:style-name="P5"><text:bookmark text:name="__codelineno-0-3"/><text:span text:style-name="Source_20_Text">pip install -r requirements.txt <text:s/># install</text:span>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4T12:06:14.118890319</dc:date>
    <meta:editing-duration>PT23H55M54S</meta:editing-duration>
    <meta:editing-cycles>158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5" meta:character-count="252" meta:non-whitespace-character-count="230"/>
  </office:meta>
</office:document-meta>
</file>